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Bold" svg:font-family="Times-Bold" style:font-family-generic="roman"/>
    <style:font-face style:name="Times-BoldItalic" svg:font-family="Times-BoldItalic" style:font-family-generic="roman"/>
    <style:font-face style:name="Times-Italic" svg:font-family="Times-Italic" style:font-family-generic="roman"/>
    <style:font-face style:name="Times-Roman" svg:font-family="Times-Roman" style:font-family-generic="roman"/>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fo:line-height="150%" style:text-autospace="none"/>
      <style:text-properties fo:color="#1c1c1c" style:text-outline="false" style:font-name="Arial Black" fo:font-size="12pt" fo:letter-spacing="normal" fo:font-style="normal" style:text-underline-style="none" fo:font-weight="normal" style:letter-kerning="false" style:font-name-asian="Times-Bold" style:font-size-asian="12pt" style:font-style-asian="normal" style:font-weight-asian="normal" style:font-name-complex="Times-Bold" style:font-size-complex="12pt" style:font-style-complex="normal" style:font-weight-complex="normal"/>
    </style:style>
    <style:style style:name="P2" style:family="paragraph" style:parent-style-name="Standard">
      <style:paragraph-properties fo:line-height="150%"/>
      <style:text-properties fo:color="#1c1c1c" style:font-name="Arial Black"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list-style-name="">
      <style:paragraph-properties fo:line-height="150%" style:text-autospace="none"/>
      <style:text-properties fo:color="#1c1c1c" style:font-name="Arial Black"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list-style-name="">
      <style:paragraph-properties fo:margin-top="0in" fo:margin-bottom="0.3173in" fo:line-height="150%" style:text-autospace="none"/>
      <style:text-properties fo:color="#1c1c1c" style:font-name="Arial Black"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5" style:family="paragraph" style:parent-style-name="Standard" style:list-style-name="">
      <style:paragraph-properties fo:margin-top="0in" fo:margin-bottom="0.2236in" fo:line-height="150%" style:text-autospace="none"/>
      <style:text-properties fo:color="#1c1c1c" style:text-outline="false" style:font-name="Arial Black" fo:font-size="12pt" fo:letter-spacing="normal" fo:font-style="italic" style:text-underline-style="none" fo:font-weight="normal" style:letter-kerning="false" style:font-name-asian="Times-Italic" style:font-size-asian="12pt" style:font-style-asian="italic" style:font-weight-asian="normal" style:font-name-complex="Times-Italic" style:font-size-complex="12pt" style:font-style-complex="italic" style:font-weight-complex="normal"/>
    </style:style>
    <style:style style:name="P6" style:family="paragraph" style:parent-style-name="Standard" style:list-style-name="">
      <style:paragraph-properties fo:margin-top="0in" fo:margin-bottom="0.2236in" fo:line-height="150%" style:text-autospace="none"/>
      <style:text-properties fo:color="#1c1c1c" style:text-outline="false" style:font-name="Arial Black" fo:font-size="12pt" fo:letter-spacing="normal" fo:font-style="normal" style:text-underline-style="none" fo:font-weight="normal" style:letter-kerning="false" style:font-name-asian="Times-Italic" style:font-size-asian="12pt" style:font-style-asian="normal" style:font-weight-asian="normal" style:font-name-complex="Times-Italic" style:font-size-complex="12pt" style:font-style-complex="normal" style:font-weight-complex="normal"/>
    </style:style>
    <style:style style:name="P7" style:family="paragraph" style:parent-style-name="Standard" style:list-style-name="">
      <style:paragraph-properties fo:margin-top="0in" fo:margin-bottom="0.2236in" fo:line-height="150%" style:text-autospace="none"/>
      <style:text-properties fo:color="#1c1c1c" style:text-outline="false" style:font-name="Arial Black" fo:font-size="12pt" fo:letter-spacing="normal" fo:font-style="normal" style:text-underline-style="none" fo:font-weight="normal" style:letter-kerning="false" style:font-name-asian="Times-Roman" style:font-size-asian="12pt" style:font-style-asian="normal" style:font-weight-asian="normal" style:font-name-complex="Times-Roman" style:font-size-complex="12pt" style:font-style-complex="normal" style:font-weight-complex="normal"/>
    </style:style>
    <style:style style:name="P8" style:family="paragraph" style:parent-style-name="Standard" style:list-style-name="">
      <style:paragraph-properties fo:margin-top="0in" fo:margin-bottom="0.2236in" fo:line-height="150%" style:text-autospace="none"/>
      <style:text-properties fo:color="#1c1c1c" style:font-name="Arial Black"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list-style-name="">
      <style:paragraph-properties fo:margin-top="0in" fo:margin-bottom="0.1874in" fo:line-height="150%" style:text-autospace="none"/>
      <style:text-properties fo:color="#1c1c1c" style:text-outline="false" style:font-name="Arial Black" fo:font-size="12pt" fo:letter-spacing="normal" fo:font-style="normal" style:text-underline-style="none" fo:font-weight="normal" style:letter-kerning="false" style:font-name-asian="Times-Italic" style:font-size-asian="12pt" style:font-style-asian="normal" style:font-weight-asian="normal" style:font-name-complex="Times-Italic" style:font-size-complex="12pt" style:font-style-complex="normal" style:font-weight-complex="normal"/>
    </style:style>
    <style:style style:name="P10" style:family="paragraph" style:parent-style-name="Standard" style:list-style-name="">
      <style:paragraph-properties fo:margin-top="0in" fo:margin-bottom="0.1874in" fo:line-height="150%" style:text-autospace="none"/>
      <style:text-properties fo:color="#1c1c1c" style:text-outline="false" style:font-name="Arial Black" fo:font-size="12pt" fo:letter-spacing="normal" fo:font-style="italic" style:text-underline-style="none" fo:font-weight="normal" style:letter-kerning="false" style:font-name-asian="Times-Italic" style:font-size-asian="12pt" style:font-style-asian="italic" style:font-weight-asian="normal" style:font-name-complex="Times-Italic" style:font-size-complex="12pt" style:font-style-complex="italic" style:font-weight-complex="normal"/>
    </style:style>
    <style:style style:name="P11" style:family="paragraph" style:parent-style-name="Standard" style:list-style-name="">
      <style:paragraph-properties fo:margin-top="0in" fo:margin-bottom="0.3165in" fo:line-height="150%" style:text-autospace="none"/>
      <style:text-properties fo:color="#1c1c1c" style:text-outline="false" style:font-name="Arial Black" fo:font-size="14pt" fo:letter-spacing="normal" fo:font-style="normal" style:text-underline-style="solid" style:text-underline-width="auto" style:text-underline-color="font-color" fo:font-weight="bold" style:letter-kerning="false" style:font-name-asian="Times-Bold" style:font-size-asian="14pt" style:font-style-asian="normal" style:font-weight-asian="bold" style:font-name-complex="Times-Bold" style:font-size-complex="14pt" style:font-style-complex="normal" style:font-weight-complex="bold"/>
    </style:style>
    <style:style style:name="P12" style:family="paragraph" style:parent-style-name="Standard" style:list-style-name="">
      <style:paragraph-properties fo:margin-top="0in" fo:margin-bottom="0.2244in" fo:line-height="150%" style:text-autospace="none"/>
      <style:text-properties fo:color="#1c1c1c" style:text-outline="false" style:font-name="Arial Black" fo:font-size="12pt" fo:letter-spacing="normal" fo:font-style="normal" style:text-underline-style="none" fo:font-weight="normal" style:letter-kerning="false" style:font-name-asian="Times-Roman" style:font-size-asian="12pt" style:font-style-asian="normal" style:font-weight-asian="normal" style:font-name-complex="Times-Roman" style:font-size-complex="12pt" style:font-style-complex="normal" style:font-weight-complex="normal"/>
    </style:style>
    <style:style style:name="T1" style:family="text">
      <style:text-properties fo:color="#000000" style:text-outline="false" style:font-name="Times-Bold" fo:font-size="12pt" fo:letter-spacing="normal" fo:font-weight="bold" style:letter-kerning="false" style:font-name-asian="Times-Bold" style:font-size-asian="12pt" style:font-weight-asian="bold" style:font-name-complex="Times-Bold" style:font-size-complex="12pt" style:font-weight-complex="bold"/>
    </style:style>
    <style:style style:name="T2" style:family="text">
      <style:text-properties fo:color="#000000" style:text-outline="false" style:font-name="Times-Roman" fo:font-size="12pt" fo:letter-spacing="normal" fo:font-weight="normal" style:letter-kerning="false" style:font-name-asian="Times-Roman" style:font-size-asian="12pt" style:font-weight-asian="normal" style:font-name-complex="Times-Roman" style:font-size-complex="12pt" style:font-weight-complex="normal"/>
    </style:style>
    <style:style style:name="T3" style:family="text">
      <style:text-properties fo:color="#000000" style:text-outline="false" style:font-name="Times-Roman" fo:font-size="22.5pt" fo:letter-spacing="normal" fo:font-style="normal" fo:font-weight="normal" style:letter-kerning="false" style:font-name-asian="Times-Roman" style:font-size-asian="22.5pt" style:font-style-asian="normal" style:font-weight-asian="normal" style:font-name-complex="Times-Roman" style:font-size-complex="22.5pt" style:font-style-complex="normal" style:font-weight-complex="normal"/>
    </style:style>
    <style:style style:name="T4" style:family="text">
      <style:text-properties fo:color="#fb0013" style:text-outline="false" style:font-name="Times-BoldItalic" fo:font-size="22.5pt" fo:letter-spacing="normal" fo:font-style="italic" fo:font-weight="bold" style:letter-kerning="false" style:font-name-asian="Times-BoldItalic" style:font-size-asian="22.5pt" style:font-style-asian="italic" style:font-weight-asian="bold" style:font-name-complex="Times-BoldItalic" style:font-size-complex="22.5pt" style:font-style-complex="italic" style:font-weight-complex="bold"/>
    </style:style>
    <style:style style:name="T5" style:family="text">
      <style:text-properties fo:color="#fb0013" style:text-outline="false" style:font-name="Times-BoldItalic" fo:font-size="16pt" fo:letter-spacing="normal" fo:font-style="italic" fo:font-weight="bold" style:letter-kerning="false" style:font-name-asian="Times-BoldItalic" style:font-size-asian="16pt" style:font-style-asian="italic" style:font-weight-asian="bold" style:font-name-complex="Times-BoldItalic" style:font-size-complex="16pt" style:font-style-complex="italic" style:font-weight-complex="bold"/>
    </style:style>
    <style:style style:name="T6" style:family="text">
      <style:text-properties fo:color="#fb0013" style:text-outline="false" style:font-name="Times-Roman" fo:font-size="16pt" fo:letter-spacing="normal" fo:font-style="normal" fo:font-weight="normal" style:letter-kerning="false" style:font-name-asian="Times-Roman" style:font-size-asian="16pt" style:font-style-asian="normal" style:font-weight-asian="normal" style:font-name-complex="Times-Roman" style:font-size-complex="16pt" style:font-style-complex="normal" style:font-weight-complex="normal"/>
    </style:style>
    <style:style style:name="T7" style:family="text">
      <style:text-properties fo:color="#fb0013" style:text-outline="false" style:font-name="Times-Roman" fo:font-size="13.5pt" fo:letter-spacing="normal" fo:font-style="normal" fo:font-weight="normal" style:letter-kerning="false" style:font-name-asian="Times-Roman" style:font-size-asian="13.5pt" style:font-style-asian="normal" style:font-weight-asian="normal" style:font-name-complex="Times-Roman" style:font-size-complex="13.5pt" style:font-style-complex="normal" style:font-weight-complex="normal"/>
    </style:style>
    <style:style style:name="T8" style:family="text">
      <style:text-properties fo:color="#fb0013" style:text-outline="false" style:font-name="Times-Italic" fo:font-size="22.5pt" fo:letter-spacing="normal" fo:font-style="italic" fo:font-weight="normal" style:letter-kerning="false" style:font-name-asian="Times-Italic" style:font-size-asian="22.5pt" style:font-style-asian="italic" style:font-weight-asian="normal" style:font-name-complex="Times-Italic" style:font-size-complex="22.5pt" style:font-style-complex="italic" style:font-weight-complex="normal"/>
    </style:style>
    <style:style style:name="T9" style:family="text">
      <style:text-properties fo:color="#fb0013" style:text-outline="false" style:font-name="Times-Italic" fo:font-size="16pt" fo:letter-spacing="normal" fo:font-style="italic" fo:font-weight="normal" style:letter-kerning="false" style:font-name-asian="Times-Italic" style:font-size-asian="16pt" style:font-style-asian="italic" style:font-weight-asian="normal" style:font-name-complex="Times-Italic" style:font-size-complex="16pt" style:font-style-complex="italic" style:font-weight-complex="normal"/>
    </style:style>
    <style:style style:name="T10" style:family="text">
      <style:text-properties style:text-outline="false" style:font-name="Times-Bold" fo:font-size="12pt" fo:letter-spacing="normal" fo:font-weight="bold" style:letter-kerning="false" style:font-name-asian="Times-Bold" style:font-size-asian="12pt" style:font-weight-asian="bold" style:font-name-complex="Times-Bold" style:font-size-complex="12pt" style:font-weight-complex="bold"/>
    </style:style>
    <style:style style:name="T11" style:family="text">
      <style:text-properties style:text-outline="false" style:font-name="Times-Roman" fo:font-size="12pt" fo:letter-spacing="normal" fo:font-weight="normal" style:letter-kerning="false" style:font-name-asian="Times-Roman" style:font-size-asian="12pt" style:font-weight-asian="normal" style:font-name-complex="Times-Roman" style:font-size-complex="12pt" style:font-weight-complex="normal"/>
    </style:style>
    <style:style style:name="T12" style:family="text">
      <style:text-properties style:text-outline="false" style:font-name="Times-BoldItalic" fo:font-size="22.5pt" fo:letter-spacing="normal" fo:font-style="italic" fo:font-weight="bold" style:letter-kerning="false" style:font-name-asian="Times-BoldItalic" style:font-size-asian="22.5pt" style:font-style-asian="italic" style:font-weight-asian="bold" style:font-name-complex="Times-BoldItalic" style:font-size-complex="22.5pt" style:font-style-complex="italic" style:font-weight-complex="bold"/>
    </style:style>
    <style:style style:name="T13" style:family="text">
      <style:text-properties style:text-outline="false" style:font-name="Times-BoldItalic" fo:font-size="16pt" fo:letter-spacing="normal" fo:font-style="italic" fo:font-weight="bold" style:letter-kerning="false" style:font-name-asian="Times-BoldItalic" style:font-size-asian="16pt" style:font-style-asian="italic" style:font-weight-asian="bold" style:font-name-complex="Times-BoldItalic" style:font-size-complex="16pt" style:font-style-complex="italic" style:font-weight-complex="bold"/>
    </style:style>
    <style:style style:name="T14" style:family="text">
      <style:text-properties style:text-outline="false" style:font-name="Times-Italic" fo:font-size="22.5pt" fo:letter-spacing="normal" fo:font-style="italic" fo:font-weight="normal" style:letter-kerning="false" style:font-name-asian="Times-Italic" style:font-size-asian="22.5pt" style:font-style-asian="italic" style:font-weight-asian="normal" style:font-name-complex="Times-Italic" style:font-size-complex="22.5pt" style:font-style-complex="italic" style:font-weight-complex="normal"/>
    </style:style>
    <style:style style:name="T15" style:family="text">
      <style:text-properties style:text-outline="false" style:font-name="Times-Italic" fo:font-size="16pt" fo:letter-spacing="normal" fo:font-style="italic" fo:font-weight="normal" style:letter-kerning="false" style:font-name-asian="Times-Italic" style:font-size-asian="16pt" style:font-style-asian="italic" style:font-weight-asian="normal" style:font-name-complex="Times-Italic" style:font-size-complex="16pt" style:font-style-complex="italic" style:font-weight-complex="normal"/>
    </style:style>
    <style:style style:name="T16" style:family="text">
      <style:text-properties style:text-outline="false" fo:font-size="12pt" fo:letter-spacing="normal" fo:font-weight="bold" style:letter-kerning="false" style:font-name-asian="Times-Bold" style:font-size-asian="12pt" style:font-weight-asian="bold" style:font-name-complex="Times-Bold" style:font-size-complex="12pt" style:font-weight-complex="bold"/>
    </style:style>
    <style:style style:name="T17" style:family="text">
      <style:text-properties style:text-outline="false" fo:font-size="12pt" fo:letter-spacing="normal" fo:font-weight="normal" style:letter-kerning="false" style:font-name-asian="Times-Roman" style:font-size-asian="12pt" style:font-weight-asian="normal" style:font-name-complex="Times-Roman" style:font-size-complex="12pt" style:font-weight-complex="normal"/>
    </style:style>
    <style:style style:name="T18" style:family="text">
      <style:text-properties style:text-outline="false" fo:font-size="12pt" fo:letter-spacing="normal" style:letter-kerning="false" style:font-name-asian="Times-Bold" style:font-size-asian="12pt" style:font-name-complex="Times-Bold" style:font-size-complex="12pt"/>
    </style:style>
    <style:style style:name="T19" style:family="text">
      <style:text-properties style:text-outline="false" fo:font-size="12pt" fo:letter-spacing="normal" style:letter-kerning="false" style:font-name-asian="Times-Roman" style:font-size-asian="12pt" style:font-name-complex="Times-Roman" style:font-size-complex="12pt"/>
    </style:style>
    <style:style style:name="T20" style:family="text">
      <style:text-properties style:text-outline="false" fo:font-size="12pt" fo:letter-spacing="normal" style:letter-kerning="false" style:font-name-asian="Times-Italic" style:font-size-asian="12pt" style:font-name-complex="Times-Italic" style:font-size-complex="12pt"/>
    </style:style>
    <style:style style:name="T21" style:family="text">
      <style:text-properties style:text-outline="false" fo:font-size="12pt" fo:letter-spacing="normal" style:text-underline-style="none" style:letter-kerning="false" style:font-name-asian="Times-Italic" style:font-size-asian="12pt" style:font-name-complex="Times-Italic" style:font-size-complex="12pt"/>
    </style:style>
    <style:style style:name="T22" style:family="text">
      <style:text-properties style:text-outline="false" fo:font-size="12pt" fo:letter-spacing="normal" style:text-underline-style="none" style:letter-kerning="false" style:font-name-asian="Times-BoldItalic" style:font-size-asian="12pt" style:font-name-complex="Times-BoldItalic" style:font-size-complex="12pt"/>
    </style:style>
    <style:style style:name="T23" style:family="text">
      <style:text-properties style:text-outline="false" fo:font-size="22.5pt" fo:letter-spacing="normal" fo:font-style="italic" fo:font-weight="bold" style:letter-kerning="false" style:font-name-asian="Times-BoldItalic" style:font-size-asian="22.5pt" style:font-style-asian="italic" style:font-weight-asian="bold" style:font-name-complex="Times-BoldItalic" style:font-size-complex="22.5pt" style:font-style-complex="italic" style:font-weight-complex="bold"/>
    </style:style>
    <style:style style:name="T24" style:family="text">
      <style:text-properties style:text-outline="false" fo:font-size="22.5pt" fo:letter-spacing="normal" fo:font-style="italic" fo:font-weight="normal" style:letter-kerning="false" style:font-name-asian="Times-Italic" style:font-size-asian="22.5pt" style:font-style-asian="italic" style:font-weight-asian="normal" style:font-name-complex="Times-Italic" style:font-size-complex="22.5pt" style:font-style-complex="italic" style:font-weight-complex="normal"/>
    </style:style>
    <style:style style:name="T25" style:family="text">
      <style:text-properties style:text-outline="false" fo:font-size="22.5pt" fo:letter-spacing="normal" fo:font-style="italic" style:letter-kerning="false" style:font-name-asian="Times-BoldItalic" style:font-size-asian="22.5pt" style:font-style-asian="italic" style:font-name-complex="Times-BoldItalic" style:font-size-complex="22.5pt" style:font-style-complex="italic"/>
    </style:style>
    <style:style style:name="T26" style:family="text">
      <style:text-properties style:text-outline="false" fo:font-size="22.5pt" fo:letter-spacing="normal" fo:font-style="italic" style:letter-kerning="false" style:font-name-asian="Times-Italic" style:font-size-asian="22.5pt" style:font-style-asian="italic" style:font-name-complex="Times-Italic" style:font-size-complex="22.5pt" style:font-style-complex="italic"/>
    </style:style>
    <style:style style:name="T27" style:family="text">
      <style:text-properties style:text-outline="false" fo:font-size="16pt" fo:letter-spacing="normal" fo:font-style="italic" fo:font-weight="normal" style:letter-kerning="false" style:font-name-asian="Times-Italic" style:font-size-asian="16pt" style:font-style-asian="italic" style:font-weight-asian="normal" style:font-name-complex="Times-Italic" style:font-size-complex="16pt" style:font-style-complex="italic" style:font-weight-complex="normal"/>
    </style:style>
    <style:style style:name="T28" style:family="text">
      <style:text-properties style:text-outline="false" fo:font-size="16pt" fo:letter-spacing="normal" fo:font-style="italic" fo:font-weight="bold" style:letter-kerning="false" style:font-name-asian="Times-BoldItalic" style:font-size-asian="16pt" style:font-style-asian="italic" style:font-weight-asian="bold" style:font-name-complex="Times-BoldItalic" style:font-size-complex="16pt" style:font-style-complex="italic" style:font-weight-complex="bold"/>
    </style:style>
    <style:style style:name="T29" style:family="text">
      <style:text-properties style:text-outline="false" fo:font-size="16pt" fo:letter-spacing="normal" fo:font-style="italic" style:letter-kerning="false" style:font-name-asian="Times-Italic" style:font-size-asian="16pt" style:font-style-asian="italic" style:font-name-complex="Times-Italic" style:font-size-complex="16pt" style:font-style-complex="italic"/>
    </style:style>
    <style:style style:name="T30" style:family="text">
      <style:text-properties style:text-outline="false" fo:font-size="16pt" fo:letter-spacing="normal" fo:font-style="italic" style:letter-kerning="false" style:font-name-asian="Times-BoldItalic" style:font-size-asian="16pt" style:font-style-asian="italic" style:font-name-complex="Times-BoldItalic" style:font-size-complex="16pt" style:font-style-complex="italic"/>
    </style:style>
    <style:style style:name="T31" style:family="text">
      <style:text-properties style:text-outline="false" fo:font-size="16pt" fo:letter-spacing="normal" style:letter-kerning="false" style:font-name-asian="Times-Bold" style:font-size-asian="16pt" style:font-name-complex="Times-Bold" style:font-size-complex="16pt"/>
    </style:style>
    <style:style style:name="T32" style:family="text">
      <style:text-properties style:text-outline="false" fo:letter-spacing="normal" style:letter-kerning="false" style:font-name-asian="Times-Bold" style:font-name-complex="Times-Bold"/>
    </style:style>
    <style:style style:name="T33" style:family="text">
      <style:text-properties style:text-outline="false" fo:letter-spacing="normal" style:letter-kerning="false" style:font-name-asian="Times-Roman" style:font-name-complex="Times-Roman"/>
    </style:style>
    <style:style style:name="T34" style:family="text">
      <style:text-properties style:text-outline="false" fo:letter-spacing="normal" style:letter-kerning="false" style:font-name-asian="Times-BoldItalic" style:font-name-complex="Times-BoldItalic"/>
    </style:style>
    <style:style style:name="T35" style:family="text">
      <style:text-properties style:text-outline="false" fo:letter-spacing="normal" style:letter-kerning="false" style:font-name-asian="Times-Italic" style:font-name-complex="Times-Italic"/>
    </style:style>
    <style:style style:name="T36" style:family="text">
      <style:text-properties style:text-outline="false" fo:letter-spacing="normal" fo:font-style="italic" style:letter-kerning="false" style:font-name-asian="Times-BoldItalic" style:font-style-asian="italic" style:font-name-complex="Times-BoldItalic" style:font-style-complex="italic"/>
    </style:style>
    <style:style style:name="T37" style:family="text">
      <style:text-properties style:text-outline="false" fo:letter-spacing="normal" fo:font-style="italic" style:letter-kerning="false" style:font-name-asian="Times-Italic" style:font-style-asian="italic" style:font-name-complex="Times-Italic" style:font-style-complex="italic"/>
    </style:style>
    <style:style style:name="T38" style:family="text">
      <style:text-properties fo:font-size="14pt" style:text-underline-style="solid" style:text-underline-width="auto" style:text-underline-color="font-color" fo:font-weight="bold" style:font-name-asian="Times-Bold" style:font-size-asian="14pt" style:font-weight-asian="bold" style:font-name-complex="Times-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1">Frappier</text:span><text:span text:style-name="T33"> ist eine deutschsprachige Band, eine Mischung aus Konsens- Kritik/Sarkasmus/Comedy getragen von</text:span><text:span text:style-name="T32"> Musik der 80er Retro , Synthesizer und modernen Beats.</text:span></text:p>
      <text:p text:style-name="P1"/>
      <text:p text:style-name="P4"><text:span text:style-name="T35">Zum Single-Release:</text:span></text:p>
      <text:p text:style-name="P4"><text:span text:style-name="T21">Mit der NRW-Soforthilfe von 7.000 Euro haben </text:span><text:span text:style-name="T22">FRAPPIER</text:span><text:span text:style-name="T21"> die Produktion ihrer Debüt Single </text:span><text:span text:style-name="T22">"Mach mich an!" </text:span><text:span text:style-name="T21">realisiert.</text:span></text:p>
      <text:p text:style-name="P6">Ein Lied über Dekadenz und Konsumismus, und einer Generation, die um die Maschinerie der Werbeindustrie weiß und sie reflektiert, aber gerne das frisst, was man ihr gibt. Konsum geht vor eigentlichem Bedürfnis.</text:p>
      <text:p text:style-name="P8"><text:span text:style-name="T35">Das </text:span><text:span text:style-name="T34">Musikvideo</text:span><text:span text:style-name="T35"> ist bisher inoffiziell auf Youtube zu sehen:</text:span></text:p>
      <text:p text:style-name="P5">https://youtu.be/BCsCo2dNQLk</text:p>
      <text:p text:style-name="P9">Und ab dem 23.4. offiziell auf allen gängigen Streaming-Plattformen und Youtube präsentiert : </text:p>
      <text:p text:style-name="P10">https://www.youtube.com/watch?v=U7UUaBd9kAQ</text:p>
      <text:p text:style-name="P11">Bandgeschichte: </text:p>
      <text:p text:style-name="P7">Eine Brasilianerin, ein Deutscher und ein Deutsch-Bulgare treffen sich im Februar 2020 in einem Proberaum. Was wie ein politisch inkorrekter Witz anfängt endet im Zusammenschluss der Band FRAPPIER.</text:p>
      <text:p text:style-name="P7">Mitten in der Konzertplanung und Releases kam ihnen jedoch die Pandemie in die Quere. Damit entschied sich das Trio vorerst, auf digitalem Wege ihre Musik zu veröffentlichen.</text:p>
      <text:p text:style-name="P11"><text:soft-page-break/>Zu den Texten:</text:p>
      <text:p text:style-name="P12">Musik mit deutschsprachigen reflektiven Texten über unsere Digitalisierungs- und Konsumkultur. Man wird eingesogen in eine absurd-schmerzliche Lebensrealität von Dekadenz und Fremdbestimmtheit. </text:p>
      <text:p text:style-name="P12">Frappier soll politisch subversiv sein und gleichzeitig zugänglich für eine junge Generation, die sich in einer Ohnmacht von Entwurzelung und Entfremdung befindet. Die Musik ist ein Amalgamat aus kritischen Poetry-Slam ähnlichen Texten, gepaart mit dem, was zurzeit im Radio angesagt ist. Ein Schleichweg, um den politischen Nerv zu kitzeln und Selbstbestimmungsprozesse auszulösen, ohne mit dem Finger auf einen Lebensstil zu zeigen.</text:p>
      <text:p text:style-name="P12"><text:span text:style-name="T38">Zur Musik:</text:span></text:p>
      <text:p text:style-name="P12">Frappier können funky wie "Bilderbuch", elektronisch wie "Deichkind", satirisch wie "Reinald Grebe" aber vorallem überraschend in ihrer Mischung daraus sein. </text:p>
      <text:p text:style-name="P12">Jedes Lied ist ein eintauchen in andere Pop- Klischees um dem Inhalt der Geschichte, die sie vermitteln wollen, gerecht zu werden. </text:p>
      <text:p text:style-name="P12">So kann ein Stück über die Konsumkritik und Dekandenz- wie "Mach Mich An!"- gerne mal einen beissend agressiven Synthbassound und exaltiert, blasiert vorgetragenen Text á la Deichkind haben. </text:p>
      <text:p text:style-name="P12">Oder ein Lied darüber, wie schön "einfach" damals die Gender-Ansichten der 80er Jahre waren, viele "Synth Wave"- Elemente enthalten. Von den typisch sequenzierten, pulsierenden Synthbässen zu dem <text:soft-page-break/>geräuschhaften Snare Sound, die an Drummaschinen aus der Zeit angelehnt sin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Bold" svg:font-family="Times-Bold" style:font-family-generic="roman"/>
    <style:font-face style:name="Times-BoldItalic" svg:font-family="Times-BoldItalic" style:font-family-generic="roman"/>
    <style:font-face style:name="Times-Italic" svg:font-family="Times-Italic" style:font-family-generic="roman"/>
    <style:font-face style:name="Times-Roman" svg:font-family="Times-Roman" style:font-family-generic="roman"/>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assil Damjanov</meta:initial-creator>
    <meta:creation-date>2021-04-07T14:36:31</meta:creation-date>
    <meta:document-statistic meta:table-count="0" meta:image-count="0" meta:object-count="0" meta:page-count="3" meta:paragraph-count="19" meta:word-count="346" meta:character-count="2519"/>
    <dc:date>2021-04-07T14:41:32</dc:date>
    <dc:creator>Wassil Damjanov</dc:creator>
    <meta:editing-duration>PT5M1S</meta:editing-duration>
    <meta:editing-cycles>1</meta:editing-cycles>
    <meta:generator>OpenOffice/4.1.9$Unix OpenOffice.org_project/419m1$Build-9805</meta:generator>
  </office:meta>
</office:document-meta>
</file>